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2" style:family="graphic" style:parent-style-name="standard">
      <style:graphic-properties draw:fill-color="#355e00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5" style:family="graphic" style:parent-style-name="standard">
      <style:graphic-properties draw:fill-color="#ff6633" draw:textarea-horizontal-align="justify" draw:textarea-vertical-align="middle" draw:auto-grow-height="false"/>
    </style:style>
    <style:style style:name="gr6" style:family="graphic" style:parent-style-name="standard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635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525cm" svg:height="1.27cm" svg:x="4.81cm" svg:y="3.54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" draw:text-style-name="P1" draw:layer="layout" svg:width="10.16cm" svg:height="1.27cm" svg:x="16.24cm" svg:y="9.255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" draw:text-style-name="P1" draw:layer="layout" svg:width="8.89cm" svg:height="1.27cm" svg:x="5.445cm" svg:y="9.255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" draw:text-style-name="P1" draw:layer="layout" svg:width="9.525cm" svg:height="1.27cm" svg:x="16.24cm" svg:y="3.54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" draw:text-style-name="P1" draw:layer="layout" svg:width="6.35cm" svg:height="9.525cm" svg:x="11.16cm" svg:y="2.27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1" draw:layer="layout" svg:width="4.445cm" svg:height="4.445cm" svg:x="1.635cm" svg:y="2.27cm">
          <text:p text:style-name="P1">Publish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445cm" svg:height="10.795cm" svg:x="22.59cm" svg:y="2.27cm">
          <text:p text:style-name="P1">Subscriber and</text:p>
          <text:p text:style-name="P1">Publish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445cm" svg:height="4.445cm" svg:x="1.635cm" svg:y="7.985cm">
          <text:p text:style-name="P1">Subscrib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3.175cm" svg:x="13.065cm" svg:y="4.81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5" draw:text-style-name="P1" draw:layer="layout" svg:width="0.635cm" svg:height="0.635cm" svg:x="18.78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35cm" svg:height="0.635cm" svg:x="9.89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35cm" svg:height="0.635cm" svg:x="13.7cm" svg:y="6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35cm" svg:height="0.635cm" svg:x="7.35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35cm" svg:height="0.635cm" svg:x="6.08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35cm" svg:height="0.635cm" svg:x="21.32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35cm" svg:height="0.635cm" svg:x="20.05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35cm" svg:height="0.635cm" svg:x="21.955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35cm" svg:height="0.635cm" svg:x="22.59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6" draw:text-style-name="P1" draw:layer="layout" svg:width="20.955cm" svg:height="5.08cm" svg:x="4.175cm" svg:y="14.335cm">
          <text:p/>
        </draw:rect>
        <draw:custom-shape draw:style-name="gr5" draw:text-style-name="P1" draw:layer="layout" svg:width="0.635cm" svg:height="0.635cm" svg:x="4.81cm" svg:y="14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3.81cm" svg:height="0.885cm" svg:x="6.08cm" svg:y="14.97cm">
          <draw:text-box>
            <text:p text:style-name="P2"><text:span text:style-name="T1">Message</text:span></text:p>
          </draw:text-box>
        </draw:frame>
        <draw:custom-shape draw:style-name="gr4" draw:text-style-name="P1" draw:layer="layout" svg:width="1.016cm" svg:height="1.27cm" svg:x="4.81cm" svg:y="16.875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frame draw:style-name="gr7" draw:text-style-name="P2" draw:layer="layout" svg:width="3.81cm" svg:height="0.885cm" svg:x="6.08cm" svg:y="17.51cm">
          <draw:text-box>
            <text:p text:style-name="P2"><text:span text:style-name="T1">Topic tree</text:span></text:p>
          </draw:text-box>
        </draw:frame>
        <draw:custom-shape draw:style-name="gr8" draw:text-style-name="P1" draw:layer="layout" svg:width="1.27cm" svg:height="1.27cm" svg:x="11.16cm" svg:y="14.97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3.81cm" svg:height="1.039cm" svg:x="13.065cm" svg:y="14.97cm">
          <draw:text-box>
            <text:p text:style-name="P2"><text:span text:style-name="T1">Publisher or Subscriber</text:span></text:p>
          </draw:text-box>
        </draw:frame>
        <draw:custom-shape draw:style-name="gr2" draw:text-style-name="P1" draw:layer="layout" svg:width="1.27cm" svg:height="1.905cm" svg:x="11.16cm" svg:y="16.87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2" draw:layer="layout" svg:width="3.81cm" svg:height="0.885cm" svg:x="13.065cm" svg:y="17.51cm">
          <draw:text-box>
            <text:p text:style-name="P2"><text:span text:style-name="T1">Message Queue</text:span></text:p>
          </draw:text-box>
        </draw:frame>
        <draw:custom-shape draw:style-name="gr1" draw:text-style-name="P1" draw:layer="layout" svg:width="2.54cm" svg:height="1.27cm" svg:x="16.24cm" svg:y="14.97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7" draw:text-style-name="P2" draw:layer="layout" svg:width="3.81cm" svg:height="0.885cm" svg:x="20.05cm" svg:y="14.97cm">
          <draw:text-box>
            <text:p text:style-name="P2"><text:span text:style-name="T1">Message Buff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vangelos Vazaios</meta:initial-creator>
    <meta:creation-date>2010-02-19T17:37:00</meta:creation-date>
    <dc:date>2010-02-19T17:50:14</dc:date>
    <dc:creator>Evangelos Vazaios</dc:creator>
    <meta:editing-duration>PT00H13M18S</meta:editing-duration>
    <meta:editing-cycles>1</meta:editing-cycles>
    <meta:document-statistic meta:object-count="29"/>
    <meta:generator>OpenOffice.org/3.2$Unix OpenOffice.org_project/320m12$Build-9483</meta:generator>
  </office:meta>
</office:document-meta>
</file>